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hJax_SansSerif" svg:font-family="MathJax_SansSerif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1d2343" officeooo:paragraph-rsid="001d23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yndrvr.py – prompts and responses</text:p>
      <text:p text:style-name="P1"/>
      <text:p text:style-name="P1">[1]</text:p>
      <text:p text:style-name="P1">User: Lets create a program file named wyndrvr.py use the README.md for guidance.</text:p>
      <text:p text:style-name="P1"/>
      <text:p text:style-name="P1">GitHub Copilot: I'll read the README.md to understand the requirements for the wyndrvr.py program. </text:p>
      <text:p text:style-name="P1"/>
      <text:p text:style-name="P1">Read [](file:///home/brett/proj/wyndrvr/README.md)</text:p>
      <text:p text:style-name="P1"/>
      <text:p text:style-name="P1">Let me continue reading the README.md to get the complete requirements. </text:p>
      <text:p text:style-name="P1"/>
      <text:p text:style-name="P1">Read [](file:///home/brett/proj/wyndrvr/README.md#43-43), lines 43 to 43</text:p>
      <text:p text:style-name="P1"/>
      <text:p text:style-name="P1">Now I'll create the wyndrvr.py program based on the README specifications. This will be a UDP-based latency and bandwidth utility with server/client functionality. </text:p>
      <text:p text:style-name="P1"/>
      <text:p text:style-name="P1">Created [](file:///home/brett/proj/wyndrvr/wyndrvr.py)</text:p>
      <text:p text:style-name="P1"/>
      <text:p text:style-name="P1">Created wyndrvr.py with the following features based on the README:</text:p>
      <text:p text:style-name="P1"/>
      <text:p text:style-name="P1">**Server Mode:**</text:p>
      <text:p text:style-name="P1">- Reads configuration from `~/.wyndrvr/config`</text:p>
      <text:p text:style-name="P1">- Supports all specified config parameters (bind address/port, port ranges, parallelization modes, timing settings)</text:p>
      <text:p text:style-name="P1">- Allocates 3 ports per client (control, upload, download)</text:p>
      <text:p text:style-name="P1">- Tracks port usage and prevents conflicts</text:p>
      <text:p text:style-name="P1">- Prints client connections to stdout</text:p>
      <text:p text:style-name="P1">- Resends port assignments until heartbeat received</text:p>
      <text:p text:style-name="P1"/>
      <text:p text:style-name="P1">**Client Mode:**</text:p>
      <text:p text:style-name="P1">- Connects to server via UDP</text:p>
      <text:p text:style-name="P1">- Receives port assignments</text:p>
      <text:p text:style-name="P1">- Creates sockets for control, upload, and download ports</text:p>
      <text:p text:style-name="P1">- Sends heartbeat on all three ports</text:p>
      <text:p text:style-name="P1"/>
      <text:p text:style-name="P1">**Command Line:**</text:p>
      <text:p text:style-name="P1">- `--server [[addr]:[port]]` - Run as server</text:p>
      <text:p text:style-name="P1">- `[[addr]:[port]]` - Run as client connecting to server</text:p>
      <text:p text:style-name="P1">- Handles missing addr/port gracefully with defaults</text:p>
      <text:p text:style-name="P1"/>
      <text:p text:style-name="P1">The implementation includes proper UDP socket handling, port management, and the framework for the parallelization modes (SINGLE, THREAD, PROCESS) specified in the config.</text:p>
      <text:p text:style-name="P1"/>
      <text:p text:style-name="P1">Made chang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hJax_SansSerif" svg:font-family="MathJax_SansSerif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6T06:14:22.387491441</meta:creation-date>
    <dc:date>2026-01-06T06:19:03.897989987</dc:date>
    <meta:editing-duration>PT4M41S</meta:editing-duration>
    <meta:editing-cycles>1</meta:editing-cycles>
    <meta:document-statistic meta:table-count="0" meta:image-count="0" meta:object-count="0" meta:page-count="1" meta:paragraph-count="28" meta:word-count="215" meta:character-count="1578" meta:non-whitespace-character-count="1388"/>
    <meta:generator>LibreOffice/24.2.7.2$Linux_X86_64 LibreOffice_project/420$Build-2</meta:generator>
  </office:meta>
</office:document-meta>
</file>